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center" draw:textarea-vertical-align="middle"/>
    </style:style>
    <style:style style:name="gr4" style:family="graphic" style:parent-style-name="standard">
      <style:graphic-properties draw:fill-color="#00ff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2" draw:layer="layout" svg:width="2cm" svg:height="1.5cm" svg:x="2cm" svg:y="3.5cm">
          <text:p text:style-name="P1"><text:span text:style-name="T1">Front end</text:span></text:p>
        </draw:rect>
        <draw:rect draw:style-name="gr1" draw:text-style-name="P2" draw:layer="layout" svg:width="2cm" svg:height="1.5cm" svg:x="5.5cm" svg:y="3.5cm">
          <text:p text:style-name="P1"><text:span text:style-name="T1">Back end</text:span></text:p>
        </draw:rect>
        <draw:rect draw:style-name="gr1" draw:text-style-name="P1" draw:layer="layout" svg:width="2cm" svg:height="1.5cm" svg:x="9cm" svg:y="3.5cm">
          <text:p text:style-name="P1">linker</text:p>
        </draw:rect>
        <draw:rect draw:style-name="gr1" draw:text-style-name="P3" draw:layer="layout" svg:width="2cm" svg:height="1.5cm" svg:x="12.5cm" svg:y="3.5cm">
          <text:p text:style-name="P1"><text:span text:style-name="T2">loader</text:span></text:p>
        </draw:rect>
        <draw:rect draw:style-name="gr1" draw:text-style-name="P3" draw:layer="layout" svg:width="2.5cm" svg:height="1.5cm" svg:x="16cm" svg:y="3.5cm">
          <text:p text:style-name="P1"><text:span text:style-name="T2">computer</text:span></text:p>
        </draw:rect>
        <draw:custom-shape draw:style-name="gr2" draw:text-style-name="P2" draw:layer="layout" svg:width="1.5cm" svg:height="1cm" svg:x="4cm" svg:y="3.8cm">
          <text:p text:style-name="P2"><text:span text:style-name="T1">I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cm" svg:height="1cm" svg:x="7.5cm" svg:y="3.8cm">
          <text:p text:style-name="P2"><text:span text:style-name="T1">obj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cm" svg:height="1cm" svg:x="11cm" svg:y="3.8cm">
          <text:p text:style-name="P2"><text:span text:style-name="T1">ex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cm" svg:height="1cm" svg:x="14.5cm" svg:y="3.8cm">
          <text:p text:style-name="P2"><text:span text:style-name="T1">b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draw:layer="layout" svg:width="2cm" svg:height="1.5cm" svg:x="2cm" svg:y="6.6cm">
          <text:p text:style-name="P1">clang</text:p>
        </draw:rect>
        <draw:rect draw:style-name="gr3" draw:text-style-name="P1" draw:layer="layout" svg:width="2cm" svg:height="1.5cm" svg:x="5.5cm" svg:y="6.6cm">
          <text:p text:style-name="P1">llc</text:p>
        </draw:rect>
        <draw:rect draw:style-name="gr4" draw:text-style-name="P1" draw:layer="layout" svg:width="2cm" svg:height="1.5cm" svg:x="9cm" svg:y="6.6cm">
          <text:p text:style-name="P1">lld</text:p>
        </draw:rect>
        <draw:rect draw:style-name="gr4" draw:text-style-name="P3" draw:layer="layout" svg:width="2cm" svg:height="1.5cm" svg:x="12.5cm" svg:y="6.6cm">
          <text:p text:style-name="P1"><text:span text:style-name="T2">elf2hex</text:span></text:p>
        </draw:rect>
        <draw:rect draw:style-name="gr3" draw:text-style-name="P1" draw:layer="layout" svg:width="2.5cm" svg:height="1.5cm" svg:x="16cm" svg:y="6.6cm">
          <text:p text:style-name="P1">Verilog </text:p>
          <text:p text:style-name="P1">machine</text:p>
        </draw:rect>
        <draw:custom-shape draw:style-name="gr2" draw:text-style-name="P2" draw:layer="layout" svg:width="1.5cm" svg:height="0.9cm" svg:x="14.5cm" svg:y="6.9cm">
          <text:p text:style-name="P2"><text:span text:style-name="T1">hex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cm" svg:height="1cm" svg:x="11cm" svg:y="6.8cm">
          <text:p text:style-name="P2"><text:span text:style-name="T1">ex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cm" svg:height="1cm" svg:x="7.501cm" svg:y="6.801cm">
          <text:p text:style-name="P2"><text:span text:style-name="T1">obj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cm" svg:height="1cm" svg:x="4.001cm" svg:y="6.801cm">
          <text:p text:style-name="P2"><text:span text:style-name="T1">I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ung-Shu Chen</meta:initial-creator>
    <meta:creation-date>2013-12-07T10:46:34</meta:creation-date>
    <dc:date>2015-03-06T13:56:06.687818776</dc:date>
    <meta:editing-duration>PT4M54S</meta:editing-duration>
    <meta:editing-cycles>3</meta:editing-cycles>
    <meta:generator>LibreOffice/4.2.7.2$Linux_X86_64 LibreOffice_project/420m0$Build-2</meta:generator>
    <meta:document-statistic meta:object-count="18"/>
  </office:meta>
</office:document-meta>
</file>